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1a373f" officeooo:paragraph-rsid="001a373f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Frame_20_contents">
      <style:paragraph-properties fo:margin-top="0cm" fo:margin-bottom="0cm" loext:contextual-spacing="false" fo:text-align="end" style:justify-single-word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style:text-position="super 58%"/>
    </style:style>
    <style:style style:name="T3" style:family="text">
      <style:text-properties fo:color="#000000" style:font-name="Arial" fo:font-size="10pt" style:font-size-asian="10pt" style:font-name-complex="Arial1"/>
    </style:style>
    <style:style style:name="gr1" style:family="graphic" style:parent-style-name="Frame">
      <style:graphic-properties draw:stroke="none" svg:stroke-width="0.018cm" draw:fill="none" draw:textarea-vertical-align="bottom" draw:auto-grow-height="false" fo:min-height="0.702cm" fo:min-width="20.043cm" fo:padding-top="0cm" fo:padding-bottom="0cm" fo:padding-left="0.254cm" fo:padding-right="0.706cm" fo:wrap-option="wrap" fo:margin-left="0.318cm" fo:margin-right="0.318cm" fo:margin-top="0cm" fo:margin-bottom="0.041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(sans majuscule)</text:span></text:p>
      <text:p text:style-name="Standard"><text:span text:style-name="T1">Ls /home</text:span></text:p>
      <text:p text:style-name="Standard"><text:span text:style-name="T1">Id</text:span></text:p>
      <text:p text:style-name="Standard"><text:span text:style-name="T1">Hostname</text:span></text:p>
      <text:p text:style-name="Standard"><text:span text:style-name="T1">W</text:span></text:p>
      <text:p text:style-name="Standard"><text:span text:style-name="T1">Pwd</text:span></text:p>
      <text:p text:style-name="Standard"><text:span text:style-name="T1">Ls -a</text:span></text:p>
      <text:p text:style-name="Standard"><text:span text:style-name="T1">Cd /usr/local</text:span></text:p>
      <text:p text:style-name="Standard"><text:span text:style-name="T1">Cd ~</text:span></text:p>
      <text:p text:style-name="Standard"><text:span text:style-name="T1">~/ relatif</text:span></text:p>
      <text:p text:style-name="Standard"><text:span text:style-name="T1">Mkdir tp TMP</text:span></text:p>
      <text:p text:style-name="Standard"><text:span text:style-name="T1">Cd /etc<text:line-break/>cp passwd group hosts /home/azs</text:span></text:p>
      <text:p text:style-name="Standard"><text:span text:style-name="T1">Cp -b passwd password</text:span></text:p>
      <text:p text:style-name="Standard"><text:span text:style-name="T1">Mv hosts hotes tp</text:span></text:p>
      <text:p text:style-name="Standard"><text:span text:style-name="T1">Rm password</text:span></text:p>
      <text:p text:style-name="Standard"><text:span text:style-name="T1">Mv group TMP</text:span></text:p>
      <text:p text:style-name="Standard"><text:span text:style-name="T1">Rm -r tp</text:span></text:p>
      <text:p text:style-name="Standard"><text:span text:style-name="T1">Mv TMP tmp</text:span></text:p>
      <text:p text:style-name="Standard"><text:span text:style-name="T1">Cat hotes<text:line-break/>cat passwd</text:span></text:p>
      <text:p text:style-name="Standard"><text:span text:style-name="T1">Stat -c %y tmp</text:span></text:p>
      <text:p text:style-name="Standard"><text:span text:style-name="T1">Du -h /home/azs/tmp/hotes</text:span></text:p>
      <text:p text:style-name="Standard"><text:span text:style-name="T1">Wget</text:span></text:p>
      <text:p text:style-name="Standard"><text:span text:style-name="T1">Tar zxvf 0.1.tar.gz</text:span></text:p>
      <text:p text:style-name="Standard"><text:span text:style-name="T1">Cat fruits</text:span></text:p>
      <text:p text:style-name="Standard"><text:span text:style-name="T1">Rm -r 01.tar.gz</text:span></text:p>
      <text:p text:style-name="Standard"><text:span text:style-name="T1">Grep 89: auto</text:span></text:p>
      <text:p text:style-name="Standard"><text:span text:style-name="T1">Grep -v rouge auto</text:span></text:p>
      <text:p text:style-name="Standard"><text:span text:style-name="T1">Grep -i Gregory notes</text:span></text:p>
      <text:p text:style-name="Standard"><text:span text:style-name="T1">Cut -d: -f6 auto</text:span></text:p>
      <text:p text:style-name="Standard"><text:span text:style-name="T1">Sort auto</text:span></text:p>
      <text:p text:style-name="Standard"><text:soft-page-break/><text:span text:style-name="T1">Sort -n fruits</text:span></text:p>
      <text:p text:style-name="Standard">Sort -k3 fruits(pas d’ordre)<text:line-break/>sort -k2 fruits (pr les mm villes les fruits st classés par ordre alphabétique)</text:p>
      <text:p text:style-name="Standard">Tar zcvf mon_tp.tar.gz /home/azs (pas réussi à transférer les fichiers d’unix)</text:p>
      <text:p text:style-name="Standard"><text:span text:style-name="T1">Chmod -c 750 tmp</text:span></text:p>
      <text:p text:style-name="Standard"><text:span text:style-name="T1">Chmod -c 640 hotes<text:line-break/>cat hotes</text:span></text:p>
      <text:p text:style-name="Standard"><text:span text:style-name="T1">Chmod -c 240 hotes<text:line-break/>cat hotes<text:line-break/>cat hotes permission denied</text:span></text:p>
      <text:p text:style-name="Standard"><text:span text:style-name="T1">Chmod-c 640 hotes</text:span></text:p>
      <text:p text:style-name="Standard"><text:span text:style-name="T1">Chmod -c 550 tmp<text:line-break/>cannot remove permission denied</text:span></text:p>
      <text:p text:style-name="Standard"><text:span text:style-name="T1">Chmod -c 150 tmp<text:line-break/>cannot open directory permission denied</text:span></text:p>
      <text:p text:style-name="Standard">Cat hotes<text:line-break/>car c’est permis pour ce fichier </text:p>
      <text:p text:style-name="Standard"><text:span text:style-name="T1">Chmod -c 050 tmp<text:line-break/>-bash cd tmp permission denied</text:span></text:p>
      <text:p text:style-name="Standard"><text:span text:style-name="T1">Cat /home/azs/tmp/hotes<text:line-break/>cat permission denied</text:span></text:p>
      <text:p text:style-name="Standard"><text:span text:style-name="T1">Chmod -c 750 tmp</text:span></text:p>
      <text:p text:style-name="Standard"><text:span text:style-name="T1">Chmod -c 770 tmp</text:span></text:p>
      <text:p text:style-name="Standard"><text:line-break/>echo ‘’Il fait beau aujourd’hui’’ &gt; fic6.txt</text:p>
      <text:p text:style-name="Standard"><text:span text:style-name="T1">cat /home/azs/UNIX/test/rep1/rep4/fic6.txt</text:span></text:p>
      <text:p text:style-name="Standard"><text:span text:style-name="T1">ln fic6.txt lpfic6.txt</text:span></text:p>
      <text:p text:style-name="Standard"><text:span text:style-name="T1">chmod -c 266 fic6.txt</text:span></text:p>
      <text:p text:style-name="Standard"><text:span text:style-name="T1">ln -s /home/azs/UNIX/test/rep1/rep4/fic6.txt /home/azs/UNIX/test/lsfic6.txt</text:span></text:p>
      <text:p text:style-name="Standard"><text:span text:style-name="T1">common module family </text:span></text:p>
      <text:p text:style-name="Standard">lsfic6 <text:s/>a 1 l au début de ses droits + chemin vers fic6</text:p>
      <text:p text:style-name="Standard">266, il ne se passe rien</text:p>
      <text:p text:style-name="Standard">Permission denied pour lsfic6, impossible d’accèder au rep4 et donc fic6 car on est bloqués dès le rep1</text:p>
      <text:p text:style-name="Standard"><text:span text:style-name="T1">Lpfic6 permission denied, lsfic6 no such file</text:span></text:p>
      <text:p text:style-name="Standard"><text:soft-page-break/><text:span text:style-name="T1">Permission denied pour les 2/ apres suppr : denied + no such file</text:span></text:p>
      <text:p text:style-name="Standard">Touch</text:p>
      <text:p text:style-name="Standard">Ls et ls -l 0, ls -a 2, ls -ld 1</text:p>
      <text:p text:style-name="Standard">Mkdir rep3, +1 sf ls -ld</text:p>
      <text:p text:style-name="Standard"><text:span text:style-name="T1">Hard link not allowed for directory</text:span></text:p>
      <text:p text:style-name="Standard"><text:span text:style-name="T1">ln /home/azs/UNIX/test/rep1/rep4 /home/azs/UNIX/test/lprep4</text:span></text:p>
      <text:p text:style-name="Standard"><text:span text:style-name="T1">ln -s /home/azs/UNIX/test/rep1/rep4 /home/azs/UNIX/test/lsrep4</text:span></text:p>
      <text:p text:style-name="Standard"><text:span text:style-name="T1">ln -s /home/azs/UNIX/test/lsrep4 /home/azs/UNIX/test/rep2/lslsrep4</text:span></text:p>
      <text:p text:style-name="Standard"><text:span text:style-name="T1">cd rep1/rep4</text:span></text:p>
      <text:p text:style-name="Standard">on voit des infos détaillées + fic6</text:p>
      <text:p text:style-name="Standard"><text:span text:style-name="T1">ls -i (3377699720823458)</text:span></text:p>
      <text:p text:style-name="Standard"><text:span text:style-name="T1">cp fic2 /home/azs/UNIX/test/rep2/rep3 (1407374885008617)</text:span></text:p>
      <text:p text:style-name="Standard"><text:span text:style-name="T1">mv fic2 fic6, non</text:span></text:p>
      <text:p text:style-name="Standard"><text:span text:style-name="T1">fic6:5348024559047142, lpfic6:3659174697961768, lsfic6:</text:span> <text:span text:style-name="T1">5066549581515446</text:span></text:p>
      <text:p text:style-name="Standard"><text:span text:style-name="T1">le meme que group</text:span></text:p>
      <text:p text:style-name="Standard">le meme que passwd (ecrase group)</text:p>
      <text:p text:style-name="Standard">rajoute le contenu de group ds temp qui contenait déjà passwd</text:p>
      <text:p text:style-name="Standard">pareil sauf que le 2<text:span text:style-name="T2">e</text:span> n’affiche pas le nom du fichier </text:p>
      <text:p text:style-name="Standard">la 1ere liste le contenu de rep et efface celui de temp<text:line-break/>la 2<text:span text:style-name="T2">e</text:span> ecrit le contenu du rep dans temp</text:p>
      <text:p text:style-name="Standard">ls -l(h) ou du </text:p>
      <text:p text:style-name="Standard"><text:span text:style-name="T1">find / -print 2&gt; /dev/null</text:span></text:p>
      <text:p text:style-name="Standard"><text:span text:style-name="T1">find / -print 2&gt;&amp;1 /dev/null</text:span></text:p>
      <text:p text:style-name="Standard">echo « «  &gt; pi.txt</text:p>
      <text:p text:style-name="Standard"><text:span text:style-name="T1">grep gdm passwd &gt; temp (denied)</text:span></text:p>
      <text:p text:style-name="Standard"><text:span text:style-name="T1">cut -d: -f5 passwd</text:span></text:p>
      <text:p text:style-name="Standard"><text:span text:style-name="T1">sed -n ‘3,7p’ passwd </text:span></text:p>
      <text:p text:style-name="Standard"><text:span text:style-name="T1">grep bash passwd, 2 users</text:span></text:p>
      <text:p text:style-name="Standard"><text:span text:style-name="T1">cd /bin, ls -a, 5</text:span></text:p>
      <text:p text:style-name="Standard"><text:span text:style-name="T1">ps -u root</text:span></text:p>
      <text:p text:style-name="Standard"><text:span text:style-name="T1">ps -ef</text:span></text:p>
      <text:p text:style-name="Standard"><text:soft-page-break/>ps -aux –sort -pid (ou -ef)</text:p>
      <text:p text:style-name="Standard">pas vraiment/il refonctionne/il refonctionne, il est toujours la mais ne bouge plus/stopped, T/le terminal est utilisable et les yeux bougent/S/les yeux bougent encore/non/64/les yeux ne bougent plus/18 sigcont/les yeux ont disparu</text:p>
      <text:p text:style-name="Standard"><text:span text:style-name="T1">4/44/vide/4ieme/4ieme/${i}ieme/5/let <text:s/>”i++”</text:span></text:p>
      <text:p text:style-name="Standard"><text:span text:style-name="T1">Logname=azs/Ps -u $logname</text:span></text:p>
      <text:p text:style-name="Standard"><text:span text:style-name="T1">For I in `seq 0 9`;<text:line-break/>do<text:line-break/>echo $i<text:line-break/>done</text:span></text:p>
      <text:p text:style-name="Standard"><text:span text:style-name="T1">maFonction ()<text:line-break/>{</text:span></text:p>
      <text:p text:style-name="Standard"><text:span text:style-name="T1">for I in seq `$n $p`;</text:span></text:p>
      <text:p text:style-name="Standard"><text:span text:style-name="T1">do</text:span></text:p>
      <text:p text:style-name="Standard"><text:span text:style-name="T1">echo $i</text:span></text:p>
      <text:p text:style-name="Standard"><text:span text:style-name="T1">done</text:span></text:p>
      <text:p text:style-name="Standard"><text:span text:style-name="T1">}</text:span></text:p>
      <text:p text:style-name="Standard"><text:span text:style-name="T1">N=3</text:span></text:p>
      <text:p text:style-name="Standard"><text:span text:style-name="T1">P=7</text:span></text:p>
      <text:p text:style-name="Standard"><text:span text:style-name="T1">maFonction</text:span></text:p>
      <text:p text:style-name="Standard">tar zxvf(decomp)/ls -x ou ls -1/ls -X</text:p>
      <text:p text:style-name="P1">var p = 7 ;<text:line-break/>function loop(n) {<text:line-break/><text:tab/>if(n &gt; p)<text:line-break/><text:tab/>return ;<text:line-break/>console.log(n) ;<text:line-break/>loop(n + 1) ;<text:line-break/>}<text:line-break/>loop(3) ;</text:p>
      <text:p text:style-name="Standard"><text:bookmark text:name="_GoBack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rame_20_contents">
      <style:paragraph-properties fo:margin-top="0cm" fo:margin-bottom="0cm" loext:contextual-spacing="false" fo:text-align="end" style:justify-single-word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color="#000000" style:font-name="Arial" fo:font-size="10pt" style:font-size-asian="10pt" style:font-name-complex="Arial1"/>
    </style:style>
    <style:style style:name="Mgr1" style:family="graphic" style:parent-style-name="Frame">
      <style:graphic-properties draw:stroke="none" svg:stroke-width="0.018cm" draw:fill="none" draw:textarea-vertical-align="bottom" draw:auto-grow-height="false" fo:min-height="0.702cm" fo:min-width="20.043cm" fo:padding-top="0cm" fo:padding-bottom="0cm" fo:padding-left="0.254cm" fo:padding-right="0.706cm" fo:wrap-option="wrap" fo:margin-left="0.318cm" fo:margin-right="0.318cm" fo:margin-top="0cm" fo:margin-bottom="0.041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draw:custom-shape text:anchor-type="paragraph" draw:z-index="4" draw:name="MSIPCM5a1144bfaf80547de3c2a1bb" draw:style-name="Mgr1" draw:text-style-name="MP2" svg:width="21.002cm" svg:height="0.701cm" svg:x="0cm" svg:y="28.469cm"><svg:desc>{"HashCode":-424964394,"Height":841.0,"Width":595.0,"Placement":"Footer","Index":"Primary","Section":1,"Top":0.0,"Left":0.0}</svg:desc><text:p text:style-name="MP1"><text:span text:style-name="MT1">Confidential C</text:span></text:p><draw:enhanced-geometry draw:text-areas="0 0 ?f3 ?f2" draw:mirror-horizontal="false" draw:mirror-vertical="false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DOUL Azise</meta:initial-creator>
    <meta:editing-cycles>78</meta:editing-cycles>
    <meta:creation-date>2020-01-23T08:59:00</meta:creation-date>
    <dc:date>2020-02-25T21:04:21.336000000</dc:date>
    <meta:editing-duration>P4DT9H52M14S</meta:editing-duration>
    <meta:generator>LibreOffice/5.2.5.1$Windows_x86 LibreOffice_project/0312e1a284a7d50ca85a365c316c7abbf20a4d22</meta:generator>
    <meta:document-statistic meta:table-count="0" meta:image-count="0" meta:object-count="0" meta:page-count="5" meta:paragraph-count="101" meta:word-count="524" meta:character-count="3037" meta:non-whitespace-character-count="26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fd1c0902-ed92-4fed-896d-2e7725de02d4_ActionId" meta:value-type="string">d1103939-21ab-4038-9eb4-000032baefb5</meta:user-defined>
    <meta:user-defined meta:name="MSIP_Label_fd1c0902-ed92-4fed-896d-2e7725de02d4_ContentBits" meta:value-type="string">2</meta:user-defined>
    <meta:user-defined meta:name="MSIP_Label_fd1c0902-ed92-4fed-896d-2e7725de02d4_Enabled" meta:value-type="string">true</meta:user-defined>
    <meta:user-defined meta:name="MSIP_Label_fd1c0902-ed92-4fed-896d-2e7725de02d4_Method" meta:value-type="string">Standard</meta:user-defined>
    <meta:user-defined meta:name="MSIP_Label_fd1c0902-ed92-4fed-896d-2e7725de02d4_Name" meta:value-type="string">Anyone (not protected)</meta:user-defined>
    <meta:user-defined meta:name="MSIP_Label_fd1c0902-ed92-4fed-896d-2e7725de02d4_SetDate" meta:value-type="string">2020-01-23T09:04:52Z</meta:user-defined>
    <meta:user-defined meta:name="MSIP_Label_fd1c0902-ed92-4fed-896d-2e7725de02d4_SiteId" meta:value-type="string">d6b0bbee-7cd9-4d60-bce6-4a67b543e2a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